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paragraph-properties fo:margin-left="0.4925in" fo:margin-right="0in" fo:text-indent="0in" style:auto-text-indent="false"/>
    </style:style>
    <style:style style:name="P4" style:family="paragraph" style:parent-style-name="Standard">
      <style:paragraph-properties fo:margin-left="0.9846in" fo:margin-right="0in" fo:text-indent="0in" style:auto-text-indent="false"/>
    </style:style>
    <style:style style:name="P5" style:family="paragraph" style:parent-style-name="Standard">
      <style:paragraph-properties fo:margin-left="0in" fo:margin-right="0in" fo:text-indent="0in" style:auto-text-indent="false"/>
    </style:style>
    <style:style style:name="P6" style:family="paragraph" style:parent-style-name="Standard">
      <style:paragraph-properties fo:margin-left="0in" fo:margin-right="0in" fo:text-indent="0in" style:auto-text-indent="false"/>
      <style:text-properties fo:font-weight="bold" style:font-weight-asian="bold" style:font-weight-complex="bold"/>
    </style:style>
    <style:style style:name="P7" style:family="paragraph" style:parent-style-name="Standard">
      <style:paragraph-properties fo:margin-left="0in" fo:margin-right="0in" fo:text-indent="0in" style:auto-text-indent="false" fo:break-before="page"/>
    </style:style>
    <style:style style:name="P8" style:family="paragraph" style:parent-style-name="Standard">
      <style:paragraph-properties fo:margin-left="0in" fo:margin-right="0in" fo:text-indent="0in" style:auto-text-indent="false" fo:break-before="page"/>
      <style:text-properties style:text-underline-style="solid" style:text-underline-width="auto" style:text-underline-color="font-color" fo:font-weight="bold" style:font-weight-asian="bold" style:font-weight-complex="bold"/>
    </style:style>
    <style:style style:name="P9" style:family="paragraph" style:parent-style-name="Standard">
      <style:paragraph-properties fo:margin-left="0in" fo:margin-right="0in" fo:text-indent="0in" style:auto-text-indent="false" fo:break-before="page"/>
      <style:text-properties fo:font-weight="bold" style:font-weight-asian="bold" style:font-weight-complex="bold"/>
    </style:style>
    <style:style style:name="P10" style:family="paragraph" style:parent-style-name="Standard">
      <style:paragraph-properties fo:break-before="page"/>
      <style:text-properties style:text-underline-style="solid" style:text-underline-width="auto" style:text-underline-color="font-color" fo:font-weight="bold" style:font-weight-asian="bold" style:font-weight-complex="bold"/>
    </style:style>
    <style:style style:name="P11" style:family="paragraph" style:parent-style-name="Standard" style:list-style-name="L1"/>
    <style:style style:name="P12" style:family="paragraph" style:parent-style-name="Standard" style:list-style-name="L2"/>
    <style:style style:name="P13" style:family="paragraph" style:parent-style-name="Standard">
      <style:paragraph-properties fo:margin-left="0in" fo:margin-right="0in" fo:text-indent="0in" style:auto-text-indent="false"/>
    </style:style>
    <style:style style:name="P14" style:family="paragraph" style:parent-style-name="Standard">
      <style:paragraph-properties fo:margin-left="0in" fo:margin-right="0in" fo:text-indent="0in" style:auto-text-indent="false"/>
      <style:text-properties fo:font-weight="bold" style:font-weight-asian="bold" style:font-weight-complex="bold"/>
    </style:style>
    <style:style style:name="P15" style:family="paragraph" style:parent-style-name="Standard">
      <style:paragraph-properties fo:margin-left="0in" fo:margin-right="0in" fo:text-indent="0in" style:auto-text-indent="false" fo:break-before="page"/>
      <style:text-properties fo:font-weight="bold" style:font-weight-asian="bold" style:font-weight-complex="bold"/>
    </style:style>
    <style:style style:name="T1" style:family="text">
      <style:text-properties style:text-position="super 58%"/>
    </style:style>
    <style:style style:name="T2" style:family="text">
      <style:text-properties fo:font-size="10pt" style:font-size-asian="10pt" style:font-size-complex="10pt"/>
    </style:style>
    <style:style style:name="T3" style:family="text">
      <style:text-properties fo:font-weight="bold" style:font-weight-asian="bold" style:font-weight-complex="bold"/>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verview </text:p>
      <text:p text:style-name="Standard"/>
      <text:p text:style-name="Standard">The Tubras framework library is intended to be built as a static library. <text:s/>It depends on several, pre-built 3<text:span text:style-name="T1">rd</text:span> party libraries. <text:s/>There are four steps required to build the library:</text:p>
      <text:p text:style-name="Standard"/>
      <text:list xml:id="list35177291" text:style-name="L1">
        <text:list-item>
          <text:p text:style-name="P11">Get the Tubras Framework Library code.</text:p>
        </text:list-item>
        <text:list-item>
          <text:p text:style-name="P11">Get the Dependencies.</text:p>
        </text:list-item>
        <text:list-item>
          <text:p text:style-name="P11">Build the Dependency libraries.</text:p>
        </text:list-item>
        <text:list-item>
          <text:p text:style-name="P11">Build the Tubras Framework Library.</text:p>
        </text:list-item>
      </text:list>
      <text:p text:style-name="Standard"/>
      <text:p text:style-name="P2">Getting the Framework Code</text:p>
      <text:p text:style-name="Standard"/>
      <text:p text:style-name="Standard">The Tubras library code may be retrieved via Subversion at Google Code:</text:p>
      <text:p text:style-name="Standard"/>
      <text:p text:style-name="Standard"><text:span text:style-name="T2"><text:tab/></text:span><text:span text:style-name="Teletype"><text:span text:style-name="T2">svn checkout </text:span></text:span><text:span text:style-name="Emphasis"><text:span text:style-name="T2">https</text:span></text:span><text:span text:style-name="Teletype"><text:span text:style-name="T2">://tubras.googlecode.com/svn/trunk/ tubras</text:span></text:span><text:span text:style-name="T2"> </text:span></text:p>
      <text:p text:style-name="Standard"/>
      <text:p text:style-name="Standard">Set the Framework Location</text:p>
      <text:p text:style-name="Standard"/>
      <text:p text:style-name="Standard">After the Tubras Framework source code has been saved to your hard disk, you need to set an environment variable named “ITUBRAS” to the root location of the source code. <text:s/>For example, if you checked our the source code to:</text:p>
      <text:p text:style-name="Standard"/>
      <text:p text:style-name="P3">c:\dev\tubras</text:p>
      <text:p text:style-name="P3"/>
      <text:p text:style-name="P5">Then you would need to set “ITUBRAS=c:\dev\tubras”</text:p>
      <text:p text:style-name="Standard"/>
      <text:p text:style-name="P2"/>
      <text:p text:style-name="P10">Getting the Dependencies</text:p>
      <text:p text:style-name="Standard"/>
      <text:p text:style-name="Standard">The list of dependencies includes:</text:p>
      <text:p text:style-name="Standard"/>
      <text:list xml:id="list35188357" text:style-name="L2">
        <text:list-item>
          <text:p text:style-name="P12">Bullet – Collision and physics library. (http://www.bulletphysics.com)</text:p>
          <text:p text:style-name="P12"/>
        </text:list-item>
        <text:list-item>
          <text:p text:style-name="P12">Irrklang – Audio library. (http://www.ambiera.com/irrklang/)</text:p>
          <text:p text:style-name="P12"/>
        </text:list-item>
        <text:list-item>
          <text:p text:style-name="P12">Irrlicht – 3D engine library. (http://irrlicht.sourceforge.net/)</text:p>
          <text:p text:style-name="P12"/>
        </text:list-item>
        <text:list-item>
          <text:p text:style-name="P12">OIS – Object-oriented Input System library. (http://sourceforge.net/projects/wgois)</text:p>
          <text:p text:style-name="P12"/>
        </text:list-item>
        <text:list-item>
          <text:p text:style-name="P12">Stackless Python – Scripting library. (http://www.stackless.com/)</text:p>
          <text:p text:style-name="P12"/>
        </text:list-item>
        <text:list-item>
          <text:p text:style-name="P12">SIP – Python/C++ binding library. (<text:a xlink:type="simple" xlink:href="http://www.riverbankcomputing.co.uk/software/sip/intro">http://www.riverbankcomputing.co.uk/software/sip/intro</text:a>)</text:p>
        </text:list-item>
      </text:list>
      <text:p text:style-name="Standard"/>
      <text:p text:style-name="Standard">The dependencies may be retrieved either manually or automatically by using “SCONS” (<text:a xlink:type="simple" xlink:href="http://www.scons.org/">http://www.scons.org</text:a>).</text:p>
      <text:p text:style-name="Standard"/>
      <text:p text:style-name="P3"><text:span text:style-name="T3">Manual Retrieval</text:span>. <text:s/>You may manually go to each dependencies site and download the appropriate files. <text:s/>The Framework expects each dependency to be located in a specific directory off of the framework root directory. <text:s/>This directory is named “deps”. <text:s/>Within the “deps” directory, the following directories should be created (case-sensitive) to store the corresponding dependency:</text:p>
      <text:p text:style-name="P3"/>
      <text:p text:style-name="P3">\$(TUBRAS_ROOT\deps\</text:p>
      <text:p text:style-name="P4">bullet – Bullet library</text:p>
      <text:p text:style-name="P4">irrklang – Audio library</text:p>
      <text:p text:style-name="P4">irrlicht – 3D engine library</text:p>
      <text:p text:style-name="P4">ois – Input library</text:p>
      <text:p text:style-name="P4">python – Scripting library</text:p>
      <text:p text:style-name="P4">sip – Binding library</text:p>
      <text:p text:style-name="P5"/>
      <text:p text:style-name="P3"><text:span text:style-name="T3">Automatic Retrieval</text:span>. <text:s/>SCONS may be used to automatically download dependencies into the proper locations. <text:s/>Simply change to the root directory of where the Tubras framework is located and type:</text:p>
      <text:p text:style-name="P3"><text:tab/>scons deps=1</text:p>
      <text:p text:style-name="P3"/>
      <text:p text:style-name="P3"/>
      <text:p text:style-name="P5"/>
      <text:p text:style-name="P8">Building the Dependencies</text:p>
      <text:p text:style-name="P5"/>
      <text:p text:style-name="P5"/>
      <text:p text:style-name="P6">Bullet – Windows</text:p>
      <text:p text:style-name="P5"/>
      <text:p text:style-name="P5">Bullet provides a VS solution file located in the “deps/bullet/msvc/8 directory. </text:p>
      <text:p text:style-name="P5"/>
      <text:p text:style-name="P5">Open the “wksbullet.sln” solution file in Visual Studio. </text:p>
      <text:p text:style-name="P5"/>
      <text:p text:style-name="P5">Right click the “grplibs_bullet” entry in the solution explorer and select “build”. <text:s/>Do this twice for both the “Debug” and “Release” builds.</text:p>
      <text:p text:style-name="P5"/>
      <text:p text:style-name="P5">After both builds have finished, copy the following files to the appropriate “Tubras” libs directory:</text:p>
      <text:p text:style-name="P5"/>
      <text:p text:style-name="P5">bullet\out\debug8\libs\<text:span text:style-name="T3">libbulletcollision_d.lib</text:span> $(ITUBRAS)\libs\debug</text:p>
      <text:p text:style-name="P5">bullet\out\debug8\libs\<text:span text:style-name="T3">libbulletdynamics_d.lib</text:span> $(ITUBRAS)\libs\debug</text:p>
      <text:p text:style-name="P5">bullet\out\debug8\libs\<text:span text:style-name="T3">libbulletmath_d.lib</text:span> $(ITUBRAS)\libs\debug</text:p>
      <text:p text:style-name="P5"/>
      <text:p text:style-name="P5">bullet\out\release8\libs\<text:span text:style-name="T3">libbulletcollision.lib</text:span> $(ITUBRAS)\libs\release</text:p>
      <text:p text:style-name="P5">bullet\out\release8\libs\<text:span text:style-name="T3">libbulletdynamics.lib</text:span> $(ITUBRAS)\libs\release</text:p>
      <text:p text:style-name="P5">bullet\out\release8\libs\<text:span text:style-name="T3">libbulletmath.lib</text:span> $(ITUBRAS)\libs\release</text:p>
      <text:p text:style-name="P5"/>
      <text:p text:style-name="P6">Bullet – Linux</text:p>
      <text:p text:style-name="P5"/>
      <text:p text:style-name="P5">Requires “jam” build tool – docs claim that you can use “make” - but currently make spits out compile errors related to the include directories not being properly setup.</text:p>
      <text:p text:style-name="P5"/>
      <text:p text:style-name="P5">Change directory to the Bullet root directory and then:</text:p>
      <text:p text:style-name="P5"/>
      <text:p text:style-name="P5">./autogen.sh</text:p>
      <text:p text:style-name="P5">./configure --enable-static</text:p>
      <text:p text:style-name="P5">jam</text:p>
      <text:p text:style-name="P5"/>
      <text:p text:style-name="P5">and then for the “Debug” version:</text:p>
      <text:p text:style-name="P5"/>
      <text:p text:style-name="P5">./configure –enable-debug --enable-static</text:p>
      <text:p text:style-name="P5">jam</text:p>
      <text:p text:style-name="P5"/>
      <text:p text:style-name="P5">Copy the generated static libraries:</text:p>
      <text:p text:style-name="P5"/>
      <text:p text:style-name="P5">bullet/out/linuxx86/optimize/libs/<text:span text:style-name="T3">libbulletcollision.a</text:span> $(ITUBRAS)/libs/release</text:p>
      <text:p text:style-name="P5">bullet/out/linuxx86/optimize/libs/<text:span text:style-name="T3">libbulletdynamics.a</text:span> $(ITUBRAS)/libs/release</text:p>
      <text:p text:style-name="P5">bullet/out/linuxx86/optimize/libs/<text:span text:style-name="T3">libbulletmath.a</text:span> $(ITUBRAS)/libs/release</text:p>
      <text:p text:style-name="P5">bullet/out/linuxx86/debug/libs/<text:span text:style-name="T3">libbulletcollision.a</text:span> $(ITUBRAS)/libs/debug</text:p>
      <text:p text:style-name="P5">bullet/out/linuxx86/debug/libs/<text:span text:style-name="T3">libbulletdynamics.a</text:span> $(ITUBRAS)/libs/debug</text:p>
      <text:p text:style-name="P5">bullet/out/linuxx86/debug/libs/<text:span text:style-name="T3">libbulletmath.a</text:span> $(ITUBRAS)/libs/debug</text:p>
      <text:p text:style-name="P5"/>
      <text:p text:style-name="P6"><text:soft-page-break/>irrKlang – Windows</text:p>
      <text:p text:style-name="P5"/>
      <text:p text:style-name="P5">Because irrKlang isn't “open source”, you aren't required to build it. <text:s/>Instead, simply copy the import libraries to the appropriate Tubras library directory:</text:p>
      <text:p text:style-name="P5"/>
      <text:p text:style-name="P5">irrklang\lib\Win32-visualStudio\<text:span text:style-name="T3">irrKlang.lib</text:span> $(ITUBRAS)\libs\debug</text:p>
      <text:p text:style-name="P5">irrklang\lib\Win32-visualStudio\<text:span text:style-name="T3">irrKlang.lib</text:span> $(ITUBRAS)\libs\release</text:p>
      <text:p text:style-name="P5"/>
      <text:p text:style-name="P5"/>
      <text:p text:style-name="P6">irrKlang – Linux</text:p>
      <text:p text:style-name="P5"/>
      <text:p text:style-name="P5">Copy the following libraries:</text:p>
      <text:p text:style-name="P5"/>
      <text:p text:style-name="P5">irrklang/bin/linux-gcc/<text:span text:style-name="T3">ikpMP3.so</text:span> $(ITUBRAS)/libs/debug</text:p>
      <text:p text:style-name="P5">irrklang/bin/linux-gcc/<text:span text:style-name="T3">libIrrKlang.so</text:span> $(ITUBRAS)/libs/debug</text:p>
      <text:p text:style-name="P5"/>
      <text:p text:style-name="P5">irrklang/bin/linux-gcc/<text:span text:style-name="T3">ikpMP3.so</text:span> $(ITUBRAS)/libs/release</text:p>
      <text:p text:style-name="P5">irrklang/bin/linux-gcc/<text:span text:style-name="T3">libIrrKlang.so</text:span> $(ITUBRAS)/libs/release</text:p>
      <text:p text:style-name="P5"/>
      <text:p text:style-name="P5">Install the shared libraries </text:p>
      <text:p text:style-name="P5"/>
      <text:p text:style-name="P5"/>
      <text:p text:style-name="P9">Irrlicht - Windows</text:p>
      <text:p text:style-name="P5"/>
      <text:p text:style-name="P5">Irrlicht provides Visual Studio solution files that we'll use to build the debug and release libraries. <text:s/>Currently Irrlicht isn't setup to allow both debug and release libraries to exist side by side, so we'll build and copy for both the debug and release versions of the library.</text:p>
      <text:p text:style-name="P5"/>
      <text:p text:style-name="P5">Open the Irrlicht Visual Studio solution file located in “irrlicht\source\Irrlicht\”. <text:s/>Start with the “Release” build, and select the “Build | Rebuild Solution” menu item. <text:s/>After the build has completed, copy the following files:</text:p>
      <text:p text:style-name="P5"/>
      <text:p text:style-name="P5">irrlicht\lib\Win32-visualstudio\<text:span text:style-name="T3">Irrlicht.lib</text:span> $(ITUBRAS)\libs\release</text:p>
      <text:p text:style-name="P5">irrlicht\bin\Win32-VisualStudio\<text:span text:style-name="T3">Irrlicht.dll</text:span> $(ITUBRAS)\bin\builds\release</text:p>
      <text:p text:style-name="P5"/>
      <text:p text:style-name="P5">Change to the “Debug” build in Visual Studio and again select the menu item: “Build | Rebuild Solution”. <text:s/>After that build has completed, copy the following files:</text:p>
      <text:p text:style-name="P5"/>
      <text:p text:style-name="P5">irrlicht\lib\Win32-visualstudio\<text:span text:style-name="T3">Irrlicht.lib</text:span> $(ITUBRAS)\libs\debug</text:p>
      <text:p text:style-name="P5">irrlicht\bin\Win32-VisualStudio\<text:span text:style-name="T3">Irrlicht.dll</text:span> $(ITUBRAS)\bin\builds\debug</text:p>
      <text:p text:style-name="P5"/>
      <text:p text:style-name="P5"/>
      <text:p text:style-name="P6">Irrlicht – Linux</text:p>
      <text:p text:style-name="P5"/>
      <text:p text:style-name="P5">With the necessary prerequisites in place (http://www.irrlicht3d.org/wiki/index.php?n=Main.CompilingOnLinux), navigate to the Irrlicht source directory and run make to build the release version of the Irrlicht static library:</text:p>
      <text:p text:style-name="P5"/>
      <text:p text:style-name="P5">make NDEBUG=1</text:p>
      <text:p text:style-name="P5"/>
      <text:p text:style-name="P5">Copy the generated “release” version of the shared library:</text:p>
      <text:p text:style-name="P5"/>
      <text:p text:style-name="P5">/irrlicht/lib/Linux/lib/Irrlicht.a $(ITUBRAS)/libs/release/</text:p>
      <text:p text:style-name="P5"/>
      <text:p text:style-name="P5">Now build the debug version of the Irrlicht shared library:</text:p>
      <text:p text:style-name="P5"/>
      <text:p text:style-name="P5">make clean <text:s/>&amp;&amp; make</text:p>
      <text:p text:style-name="P5"/>
      <text:p text:style-name="P5">Copy the generated “debug” version of the shared library:</text:p>
      <text:p text:style-name="P5"/>
      <text:p text:style-name="P5">/irrlicht/lib/Linux/lib/Irrlicht.a $(ITUBRAS)/libs/debug/</text:p>
      <text:p text:style-name="P5"/>
      <text:p text:style-name="P5"/>
      <text:p text:style-name="P9">OIS – Windows</text:p>
      <text:p text:style-name="P5">OIS provides Visual Studio solution files that we'll use to build the debug and release libraries.</text:p>
      <text:p text:style-name="P5"/>
      <text:p text:style-name="P5">Open the OIS Visual Studio solution file located in “ois\Win32\”. <text:s/>Build both the “Release” and “Debug” builds of the “OIS” project. <text:s/>Then copy the following files:</text:p>
      <text:p text:style-name="P5"/>
      <text:p text:style-name="P5">ois\lib\<text:span text:style-name="T3">OIS_static.lib</text:span> $(ITUBRAS)\libs\release</text:p>
      <text:p text:style-name="P5">ois\lib\<text:span text:style-name="T3">OIS_static_d.lib</text:span> $(ITUBRAS)\libs\debug</text:p>
      <text:p text:style-name="P5"/>
      <text:p text:style-name="P5"/>
      <text:p text:style-name="P6">OIS – Linux</text:p>
      <text:p text:style-name="P5"/>
      <text:p text:style-name="P5">libxaw – required</text:p>
      <text:p text:style-name="P5"/>
      <text:p text:style-name="P5">./boostrap</text:p>
      <text:p text:style-name="P5">./configure</text:p>
      <text:p text:style-name="P5">make</text:p>
      <text:p text:style-name="P5"/>
      <text:p text:style-name="P5">Copy the following file:</text:p>
      <text:p text:style-name="P5"/>
      <text:p text:style-name="P5">ois/src/.libs/<text:span text:style-name="T3">libOIS.a</text:span> $(ITUBRAS)/libs/debug/</text:p>
      <text:p text:style-name="P5"/>
      <text:p text:style-name="P5">strip ois/src/.libs/<text:span text:style-name="T3">libOIS.a</text:span> <text:s text:c="2"/>(is this necessary?)</text:p>
      <text:p text:style-name="P5"/>
      <text:p text:style-name="P5">Copy again:</text:p>
      <text:p text:style-name="P5"/>
      <text:p text:style-name="P5">ois/src/.libs/libOIS.a $(ITUBRAS)/libs/release</text:p>
      <text:p text:style-name="P5"/>
      <text:p text:style-name="P5"/>
      <text:p text:style-name="P5"/>
      <text:p text:style-name="P5"/>
      <text:p text:style-name="P5"/>
      <text:p text:style-name="P5"/>
      <text:p text:style-name="P9">Stackless Python – Windows</text:p>
      <text:p text:style-name="P5"/>
      <text:p text:style-name="P5">Stackless Python provides Visual Studio solution files that we'll use to build the debug and release libraries.</text:p>
      <text:p text:style-name="P5"/>
      <text:p text:style-name="P5">Open the Python Visual Studio solution file located in “python\PCBuild8\”. <text:s/>Build both the “Release” and “Debug” builds of the “pythoncore” project. <text:s/>Then copy the following files:</text:p>
      <text:p text:style-name="P5"/>
      <text:p text:style-name="P5">python\PCBuild8\win32release\<text:span text:style-name="T3">python25.lib</text:span> $(ITUBRAS)\libs\release</text:p>
      <text:p text:style-name="P5">python\PCBuild8\win32debug\<text:span text:style-name="T3">python25.lib</text:span> $(ITUBRAS)\libs\debug</text:p>
      <text:p text:style-name="P5"/>
      <text:p text:style-name="P6">Stackless Python – Linux</text:p>
      <text:p text:style-name="P5"/>
      <text:p text:style-name="P5">In the Python root directory “($ITUBRAS)/deps/python” run:</text:p>
      <text:p text:style-name="P5"/>
      <text:p text:style-name="P5">./configure</text:p>
      <text:p text:style-name="P5">make</text:p>
      <text:p text:style-name="P5"/>
      <text:p text:style-name="P5">Copy files:</text:p>
      <text:p text:style-name="P5"/>
      <text:p text:style-name="P5">python/<text:span text:style-name="T3">libpython2.5.a</text:span> $(ITUBRAS)/libs/debug</text:p>
      <text:p text:style-name="P5">python/<text:span text:style-name="T3">libpython2.5.a</text:span> $(ITUBRAS)/libs/release</text:p>
      <text:p text:style-name="P5"/>
      <text:p text:style-name="P7">SIP – Windows</text:p>
      <text:p text:style-name="P5"/>
      <text:p text:style-name="P5">SIP – Linux</text:p>
      <text:p text:style-name="P5"/>
      <text:p text:style-name="P5"/>
      <text:p text:style-name="P8">Build the Tubras Framework Library</text:p>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Teletype"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weight="bold" style:font-weight-asian="bold"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Building the Tubras Framework Library</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Keith Murray</meta:initial-creator>
    <meta:creation-date>2008-07-15T13:52:11</meta:creation-date>
    <dc:creator>Keith Murray</dc:creator>
    <dc:date>2008-11-04T16:38:15.53</dc:date>
    <meta:editing-cycles>32</meta:editing-cycles>
    <meta:editing-duration>PT03H52M27S</meta:editing-duration>
    <meta:document-statistic meta:table-count="0" meta:image-count="0" meta:object-count="0" meta:page-count="9" meta:paragraph-count="119" meta:word-count="874" meta:character-count="7282"/>
    <meta:user-defined meta:name="Info 1"/>
    <meta:user-defined meta:name="Info 2"/>
    <meta:user-defined meta:name="Info 3"/>
    <meta:user-defined meta:name="Info 4"/>
  </office:meta>
</office:document-meta>
</file>